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E28F00F137E9CF29.png" manifest:media-type="image/png"/>
  <manifest:file-entry manifest:full-path="Pictures/10000000000006400000024E64BAA2BE1A7EC30E.jpg" manifest:media-type="image/jpeg"/>
  <manifest:file-entry manifest:full-path="Pictures/100000000000002200000024DDFB3DAB.png" manifest:media-type="image/png"/>
  <manifest:file-entry manifest:full-path="Pictures/10000201000003200000032010E62F830185A6AC.png" manifest:media-type="image/png"/>
  <manifest:file-entry manifest:full-path="Pictures/1000020100000B4B000001766C62EF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3.19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3.19cm" fo:min-width="9.30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nagora_5f_fr_5f_Presentation-2015-outline1">
      <style:graphic-properties draw:auto-grow-height="true" draw:fit-to-size="false" fo:min-height="5cm"/>
    </style:style>
    <style:style style:name="pr2" style:family="presentation" style:parent-style-name="Linagora_5f_fr_5f_Presentation-2015-title">
      <style:graphic-properties draw:auto-grow-height="true" fo:min-height="4cm"/>
    </style:style>
    <style:style style:name="pr3" style:family="presentation" style:parent-style-name="Linagora_5f_fr_5f_Presentation-2015-notes">
      <style:graphic-properties draw:fill-color="#ffffff" fo:min-height="13.364cm"/>
    </style:style>
    <style:style style:name="pr4" style:family="presentation" style:parent-style-name="Linagora_5f_fr_5f_Presentation-20151-title">
      <style:graphic-properties draw:auto-grow-height="true" fo:min-height="3cm"/>
    </style:style>
    <style:style style:name="pr5" style:family="presentation" style:parent-style-name="Linagora_5f_fr_5f_Presentation-20151-outline1">
      <style:graphic-properties fo:min-height="11.93cm"/>
    </style:style>
    <style:style style:name="pr6" style:family="presentation" style:parent-style-name="Linagora_5f_fr_5f_Presentation-20151-notes">
      <style:graphic-properties draw:fill-color="#ffffff" draw:auto-grow-height="true" fo:min-height="13.364cm"/>
    </style:style>
    <style:style style:name="pr7" style:family="presentation" style:parent-style-name="Linagora_5f_fr_5f_Presentation-20152-title">
      <style:graphic-properties fo:min-height="3.8cm"/>
    </style:style>
    <style:style style:name="pr8" style:family="presentation" style:parent-style-name="Linagora_5f_fr_5f_Presentation-20152-outline1">
      <style:graphic-properties fo:min-height="6.25cm"/>
    </style:style>
    <style:style style:name="pr9" style:family="presentation" style:parent-style-name="Linagora_5f_fr_5f_Presentation-20152-notes">
      <style:graphic-properties draw:fill-color="#ffffff" draw:auto-grow-height="true" fo:min-height="13.364cm"/>
    </style:style>
    <style:style style:name="pr10" style:family="presentation" style:parent-style-name="Linagora_5f_fr_5f_Presentation-20153-title">
      <style:graphic-properties draw:auto-grow-height="true" fo:min-height="3.5cm"/>
    </style:style>
    <style:style style:name="pr11" style:family="presentation" style:parent-style-name="Linagora_5f_fr_5f_Presentation-20153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ans5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fo:text-align="end"/>
      <style:text-properties style:font-name="Liberation Sans5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Liberation Sans5" fo:font-size="22.1000003814697pt" style:font-size-asian="20pt" style:font-size-complex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margin-top="0.2cm" fo:margin-bottom="0cm" fo:text-align="center" fo:text-indent="0cm"/>
    </style:style>
    <style:style style:name="P10" style:family="paragraph">
      <style:paragraph-properties fo:margin-left="0cm" fo:margin-right="0cm" fo:margin-top="0.1cm" fo:margin-bottom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style:font-name="Verdana1" fo:font-size="24.2999992370605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Liberation Sans5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ans5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5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ans5" fo:font-size="20pt" style:font-size-asian="20pt" style:font-size-complex="20pt"/>
    </style:style>
    <style:style style:name="T7" style:family="text">
      <style:text-properties style:font-name="Liberation Sans5" fo:font-size="22pt" fo:language="zxx" fo:country="none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Sans5" fo:font-size="22pt" fo:language="zxx" fo:country="none" style:font-size-asian="22pt" style:font-size-complex="22pt"/>
    </style:style>
    <style:style style:name="T9" style:family="text">
      <style:text-properties style:font-name="Liberation Sans5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3" text:bullet-char="●">
        <style:list-level-properties text:space-before="2.8cm" text:min-label-width="0.8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4" text:bullet-char="●">
        <style:list-level-properties text:space-before="4.2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5" text:bullet-char="●">
        <style:list-level-properties text:space-before="5.4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6" text:bullet-char="●">
        <style:list-level-properties text:space-before="6.6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7" text:bullet-char="●">
        <style:list-level-properties text:space-before="7.8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8" text:bullet-char="●">
        <style:list-level-properties text:space-before="9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9" text:bullet-char="●">
        <style:list-level-properties text:space-before="10.2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10" text:bullet-char="●">
        <style:list-level-properties text:space-before="11.4cm" text:min-label-width="0.6cm"/>
        <style:text-properties fo:font-family="'Liberation Sans'" style:font-style-name="Regular" style:font-family-generic="swiss" style:use-window-font-color="true" fo:font-size="8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 text:min-label-width="0.9cm"/>
        <style:text-properties fo:font-family="'Liberation Sans'" style:font-style-name="Regular" style:font-family-generic="swiss" fo:color="#c00d2d" fo:font-size="100%"/>
      </text:list-level-style-bullet>
      <text:list-level-style-bullet text:level="2" text:bullet-char="●">
        <style:list-level-properties text:space-before="1.1cm" text:min-label-width="0.8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cm" text:min-label-width="0.7cm"/>
        <style:text-properties fo:font-family="'Liberation Sans'" style:font-style-name="Regular" style:font-family-generic="swiss" fo:color="#333333" fo:font-size="80%"/>
      </text:list-level-style-bullet>
      <text:list-level-style-bullet text:level="4" text:bullet-char="●">
        <style:list-level-properties text:space-before="2.8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5" text:bullet-char="●">
        <style:list-level-properties text:space-before="3.5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6" text:bullet-char="●">
        <style:list-level-properties text:space-before="4.2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7" text:bullet-char="●">
        <style:list-level-properties text:space-before="4.9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8" text:bullet-char="●">
        <style:list-level-properties text:space-before="5.6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9" text:bullet-char="●">
        <style:list-level-properties text:space-before="6.3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10" text:bullet-char="●">
        <style:list-level-properties text:space-before="7cm" text:min-label-width="0.6cm"/>
        <style:text-properties fo:font-family="'Liberation Sans'" style:font-style-name="Regular" style:font-family-generic="swiss" style:use-window-font-color="true" fo:font-size="80%"/>
      </text:list-level-style-bullet>
    </text:list-style>
  </office:automatic-styles>
  <office:body>
    <office:presentation>
      <presentation:footer-decl presentation:name="ftr1">Copyright © 2015 LINAGORA. – CONFIDENTIEL –</presentation:footer-decl>
      <draw:page draw:name="page1" draw:style-name="dp1" draw:master-page-name="Linagora_5f_fr_5f_Presentation-2015" presentation:presentation-page-layout-name="AL1T1" presentation:use-footer-name="ftr1">
        <draw:frame presentation:style-name="pr1" draw:text-style-name="P1" draw:layer="layout" svg:width="14.4cm" svg:height="5cm" svg:x="13cm" svg:y="14.4cm" presentation:class="outline">
          <draw:text-box>
            <text:p text:style-name="P1"><text:span text:style-name="T1">Contact :</text:span></text:p>
            <text:p text:style-name="P1"><text:span text:style-name="T2">Prénom NOM</text:span></text:p>
            <text:p text:style-name="P1"><text:span text:style-name="T2">Titre/Fonction</text:span></text:p>
            <text:p text:style-name="P1"><text:span text:style-name="T2">+33 (0)6 ...</text:span></text:p>
            <text:p text:style-name="P1"><text:span text:style-name="T2">Adresse e-mail</text:span></text:p>
          </draw:text-box>
        </draw:frame>
        <draw:frame draw:style-name="gr1" draw:text-style-name="P3" draw:layer="layout" svg:width="12cm" svg:height="1.05cm" svg:x="8cm" svg:y="15.5cm">
          <draw:text-box>
            <text:p text:style-name="P2"><text:span text:style-name="T3">DATE</text:span></text:p>
          </draw:text-box>
        </draw:frame>
        <draw:frame draw:style-name="gr2" draw:text-style-name="P4" draw:layer="layout" svg:width="5cm" svg:height="0.6cm" svg:x="22.6cm" svg:y="20cm">
          <draw:text-box>
            <text:p text:style-name="P1"><text:span text:style-name="T4">Réf. : XXXXX</text:span></text:p>
          </draw:text-box>
        </draw:frame>
        <draw:frame presentation:style-name="pr2" draw:layer="layout" svg:width="24cm" svg:height="4cm" svg:x="2cm" svg:y="11cm" presentation:class="title">
          <draw:text-box>
            <text:p>t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nagora_5f_fr_5f_Presentation-20151" presentation:presentation-page-layout-name="AL1T1" presentation:use-footer-name="ftr1">
        <draw:frame presentation:style-name="pr4" draw:layer="layout" svg:width="24.8cm" svg:height="3cm" svg:x="1.8cm" svg:y="0cm" presentation:class="title" presentation:user-transformed="true">
          <draw:text-box>
            <text:p>Test title</text:p>
          </draw:text-box>
        </draw:frame>
        <draw:frame presentation:style-name="pr5" draw:layer="layout" svg:width="24.8cm" svg:height="15.8cm" svg:x="1.8cm" svg:y="3cm" presentation:class="outline">
          <draw:text-box>
            <text:list text:style-name="L3">
              <text:list-item>
                <text:p>Test content for thumbnai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_5f_fr_5f_Presentation-20152" presentation:presentation-page-layout-name="AL1T1" presentation:use-footer-name="ftr1">
        <draw:frame presentation:style-name="pr7" draw:layer="layout" svg:width="21.4cm" svg:height="3.8cm" svg:x="1.4cm" svg:y="7.8cm" presentation:class="title" presentation:placeholder="true">
          <draw:text-box/>
        </draw:frame>
        <draw:frame presentation:style-name="pr8" draw:layer="layout" svg:width="23cm" svg:height="6.5cm" svg:x="1.8cm" svg:y="13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_5f_fr_5f_Presentation-20153" presentation:presentation-page-layout-name="AL2T19" presentation:use-footer-name="ftr1">
        <draw:frame presentation:style-name="pr10" draw:layer="layout" svg:width="24cm" svg:height="3.5cm" svg:x="2cm" svg:y="11cm" presentation:class="title">
          <draw:text-box>
            <text:p>Merci pour votre attention !</text:p>
          </draw:text-box>
        </draw:frame>
        <draw:frame draw:style-name="gr4" draw:text-style-name="P7" draw:layer="layout" svg:width="8.5cm" svg:height="3.44cm" svg:x="1.8cm" svg:y="16.56cm">
          <draw:text-box>
            <text:p text:style-name="P6"><text:span text:style-name="T5">Groupe LINAGORA</text:span></text:p>
            <text:p text:style-name="P6"><text:span text:style-name="T6">80, rue Roque de Fillol</text:span></text:p>
            <text:p text:style-name="P6"><text:span text:style-name="T6">92800 PUTEAUX</text:span></text:p>
            <text:p text:style-name="P6"><text:span text:style-name="T6">FRANCE</text:span></text:p>
          </draw:text-box>
        </draw:frame>
        <draw:frame draw:style-name="gr5" draw:text-style-name="P11" draw:layer="layout" svg:width="9.5cm" svg:height="3.44cm" svg:x="12cm" svg:y="16.56cm">
          <draw:text-box>
            <text:p text:style-name="P8"><text:span text:style-name="T7"><text:s text:c="5"/></text:span><text:span text:style-name="T8"><text:s/></text:span><text:span text:style-name="T8"><text:a xlink:href="https://twitter.com/linagora" xlink:type="simple">@linagora</text:a></text:span></text:p>
            <text:p text:style-name="P9"><text:span text:style-name="T9"><text:a xlink:href="http://www.linagora.com/" xlink:type="simple">www.linagora.com</text:a></text:span></text:p>
            <text:p text:style-name="P10"><text:span text:style-name="T9"><text:a xlink:href="mailto:vente@linagora.com" xlink:type="simple">vente@linagora.com</text:a></text:span></text:p>
          </draw:text-box>
        </draw:frame>
        <draw:frame draw:style-name="gr6" draw:text-style-name="P12" draw:layer="layout" svg:width="1.002cm" svg:height="1.06cm" svg:x="13.4cm" svg:y="16.89cm">
          <draw:image xlink:href="Pictures/100000000000002200000024DDFB3D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e74d6d" draw:end-color="#c61e42" draw:start-intensity="100%" draw:end-intensity="100%" draw:angle="0" draw:border="0%"/>
    <draw:gradient draw:name="Gradient_20_8" draw:display-name="Gradient 8" draw:style="linear" draw:start-color="#e74d6d" draw:end-color="#c61e42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agora_5f_fr_5f_Presentation-2015-background" style:display-name="Linagora_fr_Presentation-2015-background" style:family="presentation">
      <style:graphic-properties draw:stroke="none" draw:fill="none"/>
      <style:text-properties style:letter-kerning="true"/>
    </style:style>
    <style:style style:name="Linagora_5f_fr_5f_Presentation-2015-backgroundobjects" style:display-name="Linagora_fr_Presentation-2015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family-generic="swiss" style:font-pitch="variable" fo:font-size="15pt" fo:font-weight="bold" style:letter-kerning="true"/>
    </style:style>
    <style:style style:name="Linagora_5f_fr_5f_Presentation-2015-notes" style:display-name="Linagora_fr_Presentation-201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-outline1" style:display-name="Linagora_fr_Presentation-2015-outline1" style:family="presentation">
      <style:graphic-properties draw:stroke="none" draw:fill="none" draw:textarea-horizontal-align="right" draw:textarea-vertical-align="bottom" draw:auto-grow-height="false" draw:fit-to-size="shrink-to-fit">
        <text:list-style style:name="Linagora_5f_fr_5f_Presentation-2015-outline1" style:display-name="Linagora_fr_Presentation-2015-outline1">
          <text:list-level-style-bullet text:level="1" text:bullet-char="●">
            <style:list-level-properties text:space-before="0.3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2" text:bullet-char="●">
            <style:list-level-properties text:space-before="1.5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6" text:bullet-char="●">
            <style:list-level-properties text:space-before="6.6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7" text:bullet-char="●">
            <style:list-level-properties text:space-before="7.8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8" text:bullet-char="●">
            <style:list-level-properties text:space-before="9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9" text:bullet-char="●">
            <style:list-level-properties text:space-before="10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10" text:bullet-char="●">
            <style:list-level-properties text:space-before="11.4cm" text:min-label-width="0.6cm"/>
            <style:text-properties fo:font-family="'Liberation Sans'" style:font-style-name="Regular" style:font-family-generic="swiss" style:use-window-font-color="true" fo:font-size="80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-outline2" style:display-name="Linagora_fr_Presentation-2015-outline2" style:family="presentation" style:parent-style-name="Linagora_5f_fr_5f_Presentation-2015-outline1">
      <style:paragraph-properties fo:margin-top="0cm" fo:margin-bottom="0cm"/>
      <style:text-properties fo:font-size="15pt" style:font-size-asian="28pt" style:font-size-complex="28pt"/>
    </style:style>
    <style:style style:name="Linagora_5f_fr_5f_Presentation-2015-outline3" style:display-name="Linagora_fr_Presentation-2015-outline3" style:family="presentation" style:parent-style-name="Linagora_5f_fr_5f_Presentation-2015-outline2">
      <style:paragraph-properties fo:margin-top="0cm" fo:margin-bottom="0cm"/>
      <style:text-properties fo:font-size="15pt" style:font-size-asian="24pt" style:font-size-complex="24pt"/>
    </style:style>
    <style:style style:name="Linagora_5f_fr_5f_Presentation-2015-outline4" style:display-name="Linagora_fr_Presentation-2015-outline4" style:family="presentation" style:parent-style-name="Linagora_5f_fr_5f_Presentation-2015-outline3">
      <style:paragraph-properties fo:margin-top="0cm" fo:margin-bottom="0cm"/>
      <style:text-properties fo:font-size="15pt" style:font-size-asian="20pt" style:font-size-complex="20pt"/>
    </style:style>
    <style:style style:name="Linagora_5f_fr_5f_Presentation-2015-outline5" style:display-name="Linagora_fr_Presentation-2015-outline5" style:family="presentation" style:parent-style-name="Linagora_5f_fr_5f_Presentation-2015-outline4">
      <style:paragraph-properties fo:margin-top="0cm" fo:margin-bottom="0cm"/>
      <style:text-properties fo:font-size="15pt" style:font-size-asian="20pt" style:font-size-complex="20pt"/>
    </style:style>
    <style:style style:name="Linagora_5f_fr_5f_Presentation-2015-outline6" style:display-name="Linagora_fr_Presentation-2015-outline6" style:family="presentation" style:parent-style-name="Linagora_5f_fr_5f_Presentation-2015-outline5">
      <style:paragraph-properties fo:margin-top="0cm" fo:margin-bottom="0cm"/>
      <style:text-properties fo:font-size="15pt" style:font-size-asian="20pt" style:font-size-complex="20pt"/>
    </style:style>
    <style:style style:name="Linagora_5f_fr_5f_Presentation-2015-outline7" style:display-name="Linagora_fr_Presentation-2015-outline7" style:family="presentation" style:parent-style-name="Linagora_5f_fr_5f_Presentation-2015-outline6">
      <style:paragraph-properties fo:margin-top="0cm" fo:margin-bottom="0cm"/>
      <style:text-properties fo:font-size="15pt" style:font-size-asian="20pt" style:font-size-complex="20pt"/>
    </style:style>
    <style:style style:name="Linagora_5f_fr_5f_Presentation-2015-outline8" style:display-name="Linagora_fr_Presentation-2015-outline8" style:family="presentation" style:parent-style-name="Linagora_5f_fr_5f_Presentation-2015-outline7">
      <style:paragraph-properties fo:margin-top="0cm" fo:margin-bottom="0.1cm"/>
      <style:text-properties fo:font-size="20pt" style:font-size-asian="20pt" style:font-size-complex="20pt"/>
    </style:style>
    <style:style style:name="Linagora_5f_fr_5f_Presentation-2015-outline9" style:display-name="Linagora_fr_Presentation-2015-outline9" style:family="presentation" style:parent-style-name="Linagora_5f_fr_5f_Presentation-2015-outline8">
      <style:paragraph-properties fo:margin-top="0cm" fo:margin-bottom="0.1cm"/>
      <style:text-properties fo:font-size="20pt" style:font-size-asian="20pt" style:font-size-complex="20pt"/>
    </style:style>
    <style:style style:name="Linagora_5f_fr_5f_Presentation-2015-subtitle" style:display-name="Linagora_fr_Presentation-2015-subtitle" style:family="presentation">
      <style:graphic-properties draw:stroke="none" draw:fill="none" draw:textarea-vertical-align="middle">
        <text:list-style style:name="Linagora_5f_fr_5f_Presentation-2015-subtitle" style:display-name="Linagora_fr_Presentation-20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-title" style:display-name="Linagora_fr_Presentation-2015-title" style:family="presentation">
      <style:graphic-properties draw:stroke="none" draw:fill="none" draw:textarea-vertical-align="middle">
        <text:list-style style:name="Linagora_5f_fr_5f_Presentation-2015-title" style:display-name="Linagora_fr_Presentation-20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0d2d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1-background" style:display-name="Linagora_fr_Presentation-20151-background" style:family="presentation">
      <style:graphic-properties draw:stroke="none" draw:fill="none"/>
      <style:text-properties style:letter-kerning="true"/>
    </style:style>
    <style:style style:name="Linagora_5f_fr_5f_Presentation-20151-backgroundobjects" style:display-name="Linagora_fr_Presentation-2015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4" fo:font-family="'Liberation Sans'" style:font-style-name="Bold" style:font-family-generic="swiss" style:font-pitch="variable" fo:font-size="15pt" fo:font-weight="bold" style:letter-kerning="true"/>
    </style:style>
    <style:style style:name="Linagora_5f_fr_5f_Presentation-20151-notes" style:display-name="Linagora_fr_Presentation-2015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1-outline1" style:display-name="Linagora_fr_Presentation-20151-outline1" style:family="presentation">
      <style:graphic-properties draw:stroke="none" draw:fill="none" draw:auto-grow-height="false" draw:fit-to-size="shrink-to-fit">
        <text:list-style style:name="Linagora_5f_fr_5f_Presentation-20151-outline1" style:display-name="Linagora_fr_Presentation-20151-outline1">
          <text:list-level-style-bullet text:level="1" text:bullet-char="●">
            <style:list-level-properties text:space-before="0.1cm" text:min-label-width="0.9cm"/>
            <style:text-properties fo:font-family="'Liberation Sans'" style:font-style-name="Regular" style:font-family-generic="swiss" fo:color="#c00d2d" fo:font-size="100%"/>
          </text:list-level-style-bullet>
          <text:list-level-style-bullet text:level="2" text:bullet-char="●">
            <style:list-level-properties text:space-before="1.1cm" text:min-label-width="0.8cm"/>
            <style:text-properties fo:font-family="'Liberation Sans'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cm" text:min-label-width="0.7cm"/>
            <style:text-properties fo:font-family="'Liberation Sans'" style:font-style-name="Regular" style:font-family-generic="swiss" fo:color="#333333" fo:font-size="80%"/>
          </text:list-level-style-bullet>
          <text:list-level-style-bullet text:level="4" text:bullet-char="●">
            <style:list-level-properties text:space-before="2.8cm" text:min-label-width="0.6cm"/>
            <style:text-properties fo:font-family="'Liberation Sans'" style:font-style-name="Regular" style:font-family-generic="swiss" fo:color="#666666" fo:font-size="80%"/>
          </text:list-level-style-bullet>
          <text:list-level-style-bullet text:level="5" text:bullet-char="●">
            <style:list-level-properties text:space-before="3.5cm" text:min-label-width="0.6cm"/>
            <style:text-properties fo:font-family="'Liberation Sans'" style:font-style-name="Regular" style:font-family-generic="swiss" fo:color="#666666" fo:font-size="80%"/>
          </text:list-level-style-bullet>
          <text:list-level-style-bullet text:level="6" text:bullet-char="●">
            <style:list-level-properties text:space-before="4.2cm" text:min-label-width="0.6cm"/>
            <style:text-properties fo:font-family="'Liberation Sans'" style:font-style-name="Regular" style:font-family-generic="swiss" fo:color="#666666" fo:font-size="80%"/>
          </text:list-level-style-bullet>
          <text:list-level-style-bullet text:level="7" text:bullet-char="●">
            <style:list-level-properties text:space-before="4.9cm" text:min-label-width="0.6cm"/>
            <style:text-properties fo:font-family="'Liberation Sans'" style:font-style-name="Regular" style:font-family-generic="swiss" fo:color="#666666" fo:font-size="80%"/>
          </text:list-level-style-bullet>
          <text:list-level-style-bullet text:level="8" text:bullet-char="●">
            <style:list-level-properties text:space-before="5.6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9" text:bullet-char="●">
            <style:list-level-properties text:space-before="6.3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10" text:bullet-char="●">
            <style:list-level-properties text:space-before="7cm" text:min-label-width="0.6cm"/>
            <style:text-properties fo:font-family="'Liberation Sans'" style:font-style-name="Regular" style:font-family-generic="swiss" style:use-window-font-color="true" fo:font-size="80%"/>
          </text:list-level-style-bullet>
        </text:list-style>
      </style:graphic-properties>
      <style:paragraph-properties fo:margin-left="0cm" fo:margin-right="0cm" fo:margin-top="0.799cm" fo:margin-bottom="0cm" fo:text-indent="0cm"/>
      <style:text-properties fo:color="#c00d2d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1-outline2" style:display-name="Linagora_fr_Presentation-20151-outline2" style:family="presentation" style:parent-style-name="Linagora_5f_fr_5f_Presentation-20151-outline1">
      <style:paragraph-properties fo:margin-top="0.4cm" fo:margin-bottom="0cm"/>
      <style:text-properties style:use-window-font-color="true" fo:font-size="20pt" fo:font-weight="normal" style:font-size-asian="28pt" style:font-size-complex="28pt"/>
    </style:style>
    <style:style style:name="Linagora_5f_fr_5f_Presentation-20151-outline3" style:display-name="Linagora_fr_Presentation-20151-outline3" style:family="presentation" style:parent-style-name="Linagora_5f_fr_5f_Presentation-20151-outline2">
      <style:paragraph-properties fo:margin-top="0.2cm" fo:margin-bottom="0cm"/>
      <style:text-properties fo:color="#333333" fo:font-size="18pt" style:font-size-asian="24pt" style:font-size-complex="24pt"/>
    </style:style>
    <style:style style:name="Linagora_5f_fr_5f_Presentation-20151-outline4" style:display-name="Linagora_fr_Presentation-20151-outline4" style:family="presentation" style:parent-style-name="Linagora_5f_fr_5f_Presentation-20151-outline3">
      <style:paragraph-properties fo:margin-top="0.2cm" fo:margin-bottom="0cm"/>
      <style:text-properties fo:font-size="16pt" style:font-size-asian="20pt" style:font-size-complex="20pt"/>
    </style:style>
    <style:style style:name="Linagora_5f_fr_5f_Presentation-20151-outline5" style:display-name="Linagora_fr_Presentation-20151-outline5" style:family="presentation" style:parent-style-name="Linagora_5f_fr_5f_Presentation-20151-outline4">
      <style:paragraph-properties fo:margin-top="0.2cm" fo:margin-bottom="0cm"/>
      <style:text-properties fo:font-size="16pt" style:font-size-asian="20pt" style:font-size-complex="20pt"/>
    </style:style>
    <style:style style:name="Linagora_5f_fr_5f_Presentation-20151-outline6" style:display-name="Linagora_fr_Presentation-20151-outline6" style:family="presentation" style:parent-style-name="Linagora_5f_fr_5f_Presentation-20151-outline5">
      <style:paragraph-properties fo:margin-top="0.2cm" fo:margin-bottom="0cm"/>
      <style:text-properties fo:font-size="16pt" style:font-size-asian="20pt" style:font-size-complex="20pt"/>
    </style:style>
    <style:style style:name="Linagora_5f_fr_5f_Presentation-20151-outline7" style:display-name="Linagora_fr_Presentation-20151-outline7" style:family="presentation" style:parent-style-name="Linagora_5f_fr_5f_Presentation-20151-outline6">
      <style:paragraph-properties fo:margin-top="0.2cm" fo:margin-bottom="0cm"/>
      <style:text-properties fo:font-size="16pt" style:font-size-asian="20pt" style:font-size-complex="20pt"/>
    </style:style>
    <style:style style:name="Linagora_5f_fr_5f_Presentation-20151-outline8" style:display-name="Linagora_fr_Presentation-20151-outline8" style:family="presentation" style:parent-style-name="Linagora_5f_fr_5f_Presentation-20151-outline7">
      <style:paragraph-properties fo:margin-top="0cm" fo:margin-bottom="0.1cm"/>
      <style:text-properties fo:font-size="20pt" style:font-size-asian="20pt" style:font-size-complex="20pt"/>
    </style:style>
    <style:style style:name="Linagora_5f_fr_5f_Presentation-20151-outline9" style:display-name="Linagora_fr_Presentation-20151-outline9" style:family="presentation" style:parent-style-name="Linagora_5f_fr_5f_Presentation-20151-outline8">
      <style:paragraph-properties fo:margin-top="0cm" fo:margin-bottom="0.1cm"/>
      <style:text-properties fo:font-size="20pt" style:font-size-asian="20pt" style:font-size-complex="20pt"/>
    </style:style>
    <style:style style:name="Linagora_5f_fr_5f_Presentation-20151-subtitle" style:display-name="Linagora_fr_Presentation-20151-subtitle" style:family="presentation">
      <style:graphic-properties draw:stroke="none" draw:fill="none" draw:textarea-vertical-align="middle">
        <text:list-style style:name="Linagora_5f_fr_5f_Presentation-20151-subtitle" style:display-name="Linagora_fr_Presentation-201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1-title" style:display-name="Linagora_fr_Presentation-20151-title" style:family="presentation">
      <style:graphic-properties draw:stroke="none" draw:fill="none" draw:textarea-vertical-align="middle">
        <text:list-style style:name="Linagora_5f_fr_5f_Presentation-20151-title" style:display-name="Linagora_fr_Presentation-201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2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2-background" style:display-name="Linagora_fr_Presentation-20152-background" style:family="presentation">
      <style:graphic-properties draw:stroke="none" draw:fill="none"/>
      <style:text-properties style:letter-kerning="true"/>
    </style:style>
    <style:style style:name="Linagora_5f_fr_5f_Presentation-20152-backgroundobjects" style:display-name="Linagora_fr_Presentation-20152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family-generic="swiss" style:font-pitch="variable" fo:font-size="15pt" fo:font-weight="bold" style:letter-kerning="true"/>
    </style:style>
    <style:style style:name="Linagora_5f_fr_5f_Presentation-20152-notes" style:display-name="Linagora_fr_Presentation-2015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2-outline1" style:display-name="Linagora_fr_Presentation-20152-outline1" style:family="presentation">
      <style:graphic-properties draw:stroke="none" draw:fill="none" draw:auto-grow-height="false" draw:fit-to-size="shrink-to-fit">
        <text:list-style style:name="Linagora_5f_fr_5f_Presentation-20152-outline1" style:display-name="Linagora_fr_Presentation-20152-outline1">
          <text:list-level-style-bullet text:level="1" text:bullet-char="●">
            <style:list-level-properties text:space-before="0.3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2" text:bullet-char="●">
            <style:list-level-properties text:space-before="1.5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6" text:bullet-char="●">
            <style:list-level-properties text:space-before="6.6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7" text:bullet-char="●">
            <style:list-level-properties text:space-before="7.8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8" text:bullet-char="●">
            <style:list-level-properties text:space-before="9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9" text:bullet-char="●">
            <style:list-level-properties text:space-before="10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10" text:bullet-char="●">
            <style:list-level-properties text:space-before="11.4cm" text:min-label-width="0.6cm"/>
            <style:text-properties fo:font-family="'Liberation Sans'" style:font-style-name="Regular" style:font-family-generic="swiss" style:use-window-font-color="true" fo:font-size="80%"/>
          </text:list-level-style-bullet>
        </text:list-style>
      </style:graphic-properties>
      <style:paragraph-properties fo:margin-left="0cm" fo:margin-right="0cm" fo:margin-top="0.3cm" fo:margin-bottom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2-outline2" style:display-name="Linagora_fr_Presentation-20152-outline2" style:family="presentation" style:parent-style-name="Linagora_5f_fr_5f_Presentation-20152-outline1">
      <style:paragraph-properties fo:margin-top="0.2cm" fo:margin-bottom="0cm"/>
      <style:text-properties fo:font-size="16pt" style:font-size-asian="28pt" style:font-size-complex="28pt"/>
    </style:style>
    <style:style style:name="Linagora_5f_fr_5f_Presentation-20152-outline3" style:display-name="Linagora_fr_Presentation-20152-outline3" style:family="presentation" style:parent-style-name="Linagora_5f_fr_5f_Presentation-20152-outline2">
      <style:paragraph-properties fo:margin-top="0.1cm" fo:margin-bottom="0cm"/>
      <style:text-properties fo:font-size="14pt" style:font-size-asian="24pt" style:font-size-complex="24pt"/>
    </style:style>
    <style:style style:name="Linagora_5f_fr_5f_Presentation-20152-outline4" style:display-name="Linagora_fr_Presentation-20152-outline4" style:family="presentation" style:parent-style-name="Linagora_5f_fr_5f_Presentation-20152-outline3">
      <style:paragraph-properties fo:margin-top="0.1cm" fo:margin-bottom="0cm"/>
      <style:text-properties fo:font-size="14pt" style:font-size-asian="20pt" style:font-size-complex="20pt"/>
    </style:style>
    <style:style style:name="Linagora_5f_fr_5f_Presentation-20152-outline5" style:display-name="Linagora_fr_Presentation-20152-outline5" style:family="presentation" style:parent-style-name="Linagora_5f_fr_5f_Presentation-20152-outline4">
      <style:paragraph-properties fo:margin-top="0.1cm" fo:margin-bottom="0cm"/>
      <style:text-properties fo:font-size="14pt" style:font-size-asian="20pt" style:font-size-complex="20pt"/>
    </style:style>
    <style:style style:name="Linagora_5f_fr_5f_Presentation-20152-outline6" style:display-name="Linagora_fr_Presentation-20152-outline6" style:family="presentation" style:parent-style-name="Linagora_5f_fr_5f_Presentation-20152-outline5">
      <style:paragraph-properties fo:margin-top="0.1cm" fo:margin-bottom="0cm"/>
      <style:text-properties fo:font-size="14pt" style:font-size-asian="20pt" style:font-size-complex="20pt"/>
    </style:style>
    <style:style style:name="Linagora_5f_fr_5f_Presentation-20152-outline7" style:display-name="Linagora_fr_Presentation-20152-outline7" style:family="presentation" style:parent-style-name="Linagora_5f_fr_5f_Presentation-20152-outline6">
      <style:paragraph-properties fo:margin-top="0.1cm" fo:margin-bottom="0cm"/>
      <style:text-properties fo:font-size="14pt" style:font-size-asian="20pt" style:font-size-complex="20pt"/>
    </style:style>
    <style:style style:name="Linagora_5f_fr_5f_Presentation-20152-outline8" style:display-name="Linagora_fr_Presentation-20152-outline8" style:family="presentation" style:parent-style-name="Linagora_5f_fr_5f_Presentation-20152-outline7">
      <style:paragraph-properties fo:margin-top="0cm" fo:margin-bottom="0.1cm"/>
      <style:text-properties fo:font-size="20pt" style:font-size-asian="20pt" style:font-size-complex="20pt"/>
    </style:style>
    <style:style style:name="Linagora_5f_fr_5f_Presentation-20152-outline9" style:display-name="Linagora_fr_Presentation-20152-outline9" style:family="presentation" style:parent-style-name="Linagora_5f_fr_5f_Presentation-20152-outline8">
      <style:paragraph-properties fo:margin-top="0cm" fo:margin-bottom="0.1cm"/>
      <style:text-properties fo:font-size="20pt" style:font-size-asian="20pt" style:font-size-complex="20pt"/>
    </style:style>
    <style:style style:name="Linagora_5f_fr_5f_Presentation-20152-subtitle" style:display-name="Linagora_fr_Presentation-20152-subtitle" style:family="presentation">
      <style:graphic-properties draw:stroke="none" draw:fill="none" draw:textarea-vertical-align="middle">
        <text:list-style style:name="Linagora_5f_fr_5f_Presentation-20152-subtitle" style:display-name="Linagora_fr_Presentation-201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2-title" style:display-name="Linagora_fr_Presentation-20152-title" style:family="presentation">
      <style:graphic-properties draw:stroke="none" draw:fill="none" draw:textarea-vertical-align="middle">
        <text:list-style style:name="Linagora_5f_fr_5f_Presentation-20152-title" style:display-name="Linagora_fr_Presentation-201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4" fo:font-family="'Liberation Sans'" style:font-style-name="Bold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3-background" style:display-name="Linagora_fr_Presentation-20153-background" style:family="presentation">
      <style:graphic-properties draw:stroke="none" draw:fill="none"/>
      <style:text-properties style:letter-kerning="true"/>
    </style:style>
    <style:style style:name="Linagora_5f_fr_5f_Presentation-20153-backgroundobjects" style:display-name="Linagora_fr_Presentation-20153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family-generic="swiss" style:font-pitch="variable" fo:font-size="15pt" fo:font-weight="bold" style:letter-kerning="true"/>
    </style:style>
    <style:style style:name="Linagora_5f_fr_5f_Presentation-20153-notes" style:display-name="Linagora_fr_Presentation-2015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3-outline1" style:display-name="Linagora_fr_Presentation-20153-outline1" style:family="presentation">
      <style:graphic-properties draw:stroke="none" draw:fill="none" draw:auto-grow-height="false" draw:fit-to-size="shrink-to-fit">
        <text:list-style style:name="Linagora_5f_fr_5f_Presentation-20153-outline1" style:display-name="Linagora_fr_Presentation-20153-outline1">
          <text:list-level-style-bullet text:level="1" text:bullet-char="●">
            <style:list-level-properties text:space-before="0.3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2" text:bullet-char="●">
            <style:list-level-properties text:space-before="1.5cm" text:min-label-width="0.9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6" text:bullet-char="●">
            <style:list-level-properties text:space-before="6.6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7" text:bullet-char="●">
            <style:list-level-properties text:space-before="7.8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8" text:bullet-char="●">
            <style:list-level-properties text:space-before="9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9" text:bullet-char="●">
            <style:list-level-properties text:space-before="10.2cm" text:min-label-width="0.6cm"/>
            <style:text-properties fo:font-family="'Liberation Sans'" style:font-style-name="Regular" style:font-family-generic="swiss" style:use-window-font-color="true" fo:font-size="80%"/>
          </text:list-level-style-bullet>
          <text:list-level-style-bullet text:level="10" text:bullet-char="●">
            <style:list-level-properties text:space-before="11.4cm" text:min-label-width="0.6cm"/>
            <style:text-properties fo:font-family="'Liberation Sans'" style:font-style-name="Regular" style:font-family-generic="swiss" style:use-window-font-color="true" fo:font-size="80%"/>
          </text:list-level-style-bullet>
        </text:list-style>
      </style:graphic-properties>
      <style:paragraph-properties fo:margin-left="0cm" fo:margin-right="0cm" fo:margin-top="0.299cm" fo:margin-bottom="0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3-outline2" style:display-name="Linagora_fr_Presentation-20153-outline2" style:family="presentation" style:parent-style-name="Linagora_5f_fr_5f_Presentation-20153-outline1">
      <style:paragraph-properties fo:margin-top="0.2cm" fo:margin-bottom="0cm"/>
      <style:text-properties fo:font-size="16pt" style:font-size-asian="28pt" style:font-size-complex="28pt"/>
    </style:style>
    <style:style style:name="Linagora_5f_fr_5f_Presentation-20153-outline3" style:display-name="Linagora_fr_Presentation-20153-outline3" style:family="presentation" style:parent-style-name="Linagora_5f_fr_5f_Presentation-20153-outline2">
      <style:paragraph-properties fo:margin-top="0.1cm" fo:margin-bottom="0cm"/>
      <style:text-properties fo:font-size="14pt" style:font-size-asian="24pt" style:font-size-complex="24pt"/>
    </style:style>
    <style:style style:name="Linagora_5f_fr_5f_Presentation-20153-outline4" style:display-name="Linagora_fr_Presentation-20153-outline4" style:family="presentation" style:parent-style-name="Linagora_5f_fr_5f_Presentation-20153-outline3">
      <style:paragraph-properties fo:margin-top="0.1cm" fo:margin-bottom="0cm"/>
      <style:text-properties fo:font-size="14pt" style:font-size-asian="20pt" style:font-size-complex="20pt"/>
    </style:style>
    <style:style style:name="Linagora_5f_fr_5f_Presentation-20153-outline5" style:display-name="Linagora_fr_Presentation-20153-outline5" style:family="presentation" style:parent-style-name="Linagora_5f_fr_5f_Presentation-20153-outline4">
      <style:paragraph-properties fo:margin-top="0.1cm" fo:margin-bottom="0cm"/>
      <style:text-properties fo:font-size="14pt" style:font-size-asian="20pt" style:font-size-complex="20pt"/>
    </style:style>
    <style:style style:name="Linagora_5f_fr_5f_Presentation-20153-outline6" style:display-name="Linagora_fr_Presentation-20153-outline6" style:family="presentation" style:parent-style-name="Linagora_5f_fr_5f_Presentation-20153-outline5">
      <style:paragraph-properties fo:margin-top="0.1cm" fo:margin-bottom="0cm"/>
      <style:text-properties fo:font-size="14pt" style:font-size-asian="20pt" style:font-size-complex="20pt"/>
    </style:style>
    <style:style style:name="Linagora_5f_fr_5f_Presentation-20153-outline7" style:display-name="Linagora_fr_Presentation-20153-outline7" style:family="presentation" style:parent-style-name="Linagora_5f_fr_5f_Presentation-20153-outline6">
      <style:paragraph-properties fo:margin-top="0.1cm" fo:margin-bottom="0cm"/>
      <style:text-properties fo:font-size="14pt" style:font-size-asian="20pt" style:font-size-complex="20pt"/>
    </style:style>
    <style:style style:name="Linagora_5f_fr_5f_Presentation-20153-outline8" style:display-name="Linagora_fr_Presentation-20153-outline8" style:family="presentation" style:parent-style-name="Linagora_5f_fr_5f_Presentation-20153-outline7">
      <style:paragraph-properties fo:margin-top="0cm" fo:margin-bottom="0.1cm"/>
      <style:text-properties fo:font-size="20pt" style:font-size-asian="20pt" style:font-size-complex="20pt"/>
    </style:style>
    <style:style style:name="Linagora_5f_fr_5f_Presentation-20153-outline9" style:display-name="Linagora_fr_Presentation-20153-outline9" style:family="presentation" style:parent-style-name="Linagora_5f_fr_5f_Presentation-20153-outline8">
      <style:paragraph-properties fo:margin-top="0cm" fo:margin-bottom="0.1cm"/>
      <style:text-properties fo:font-size="20pt" style:font-size-asian="20pt" style:font-size-complex="20pt"/>
    </style:style>
    <style:style style:name="Linagora_5f_fr_5f_Presentation-20153-subtitle" style:display-name="Linagora_fr_Presentation-20153-subtitle" style:family="presentation">
      <style:graphic-properties draw:stroke="none" draw:fill="none" draw:textarea-vertical-align="middle">
        <text:list-style style:name="Linagora_5f_fr_5f_Presentation-20153-subtitle" style:display-name="Linagora_fr_Presentation-201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53-title" style:display-name="Linagora_fr_Presentation-20153-title" style:family="presentation">
      <style:graphic-properties draw:stroke="none" draw:fill="none" draw:textarea-vertical-align="middle">
        <text:list-style style:name="Linagora_5f_fr_5f_Presentation-20153-title" style:display-name="Linagora_fr_Presentation-201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0d2d" style:text-outline="false" style:text-line-through-style="none" style:text-line-through-type="none" style:font-name="Liberation Sans4" fo:font-family="'Liberation Sans'" style:font-style-name="Bold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Linagora_5f_fr_5f_Presentation-2015-backgroundobjects">
      <style:graphic-properties draw:stroke="none" draw:fill="none" draw:fill-color="#ffffff" draw:auto-grow-height="false" fo:min-height="1.452cm"/>
    </style:style>
    <style:style style:name="Mpr2" style:family="presentation" style:parent-style-name="Linagora_5f_fr_5f_Presentation-2015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3" style:family="presentation" style:parent-style-name="Linagora_5f_fr_5f_Presentation-2015-backgroundobjects">
      <style:graphic-properties draw:stroke="none" draw:fill="none" draw:fill-color="#ffffff" draw:auto-grow-height="false" fo:min-height="0.601cm"/>
    </style:style>
    <style:style style:name="Mpr4" style:family="presentation" style:parent-style-name="Linagora_5f_fr_5f_Presentation-2015-backgroundobjects">
      <style:graphic-properties draw:stroke="none" draw:fill="none" draw:fill-color="#ffffff" draw:auto-grow-height="false" fo:min-height="1.485cm"/>
    </style:style>
    <style:style style:name="Mpr5" style:family="presentation" style:parent-style-name="Linagora_5f_fr_5f_Presentation-2015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inagora_5f_fr_5f_Presentation-20151-backgroundobjects">
      <style:graphic-properties draw:stroke="none" draw:fill="gradient" draw:fill-gradient-name="Gradient_20_8" draw:textarea-vertical-align="middle" draw:auto-grow-height="false"/>
    </style:style>
    <style:style style:name="Mpr7" style:family="presentation" style:parent-style-name="Linagora_5f_fr_5f_Presentation-20151-outline1">
      <style:graphic-properties fo:min-height="12.18cm"/>
    </style:style>
    <style:style style:name="Mpr8" style:family="presentation" style:parent-style-name="Linagora_5f_fr_5f_Presentation-20151-backgroundobjects">
      <style:graphic-properties draw:stroke="none" draw:fill="none" draw:fill-color="#ffffff" draw:auto-grow-height="false" fo:min-height="1.449cm"/>
    </style:style>
    <style:style style:name="Mpr9" style:family="presentation" style:parent-style-name="Linagora_5f_fr_5f_Presentation-20151-backgroundobjects">
      <style:graphic-properties draw:stroke="none" draw:fill="none" draw:fill-color="#ffffff" draw:textarea-horizontal-align="left" draw:auto-grow-height="false" fo:min-height="1.449cm"/>
    </style:style>
    <style:style style:name="Mpr10" style:family="presentation" style:parent-style-name="Linagora_5f_fr_5f_Presentation-20151-backgroundobjects">
      <style:graphic-properties draw:stroke="none" draw:fill="gradient" draw:fill-gradient-name="Gradient_20_7" draw:textarea-vertical-align="middle" draw:auto-grow-height="false"/>
    </style:style>
    <style:style style:name="Mpr11" style:family="presentation" style:parent-style-name="Linagora_5f_fr_5f_Presentation-20151-backgroundobjects">
      <style:graphic-properties draw:stroke="none" draw:fill="none" draw:fill-color="#ffffff" draw:textarea-horizontal-align="right" draw:auto-grow-height="false" fo:min-height="1.449cm"/>
    </style:style>
    <style:style style:name="Mpr12" style:family="presentation" style:parent-style-name="Linagora_5f_fr_5f_Presentation-2015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inagora_5f_fr_5f_Presentation-2015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inagora_5f_fr_5f_Presentation-2015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inagora_5f_fr_5f_Presentation-2015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inagora_5f_fr_5f_Presentation-2015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inagora_5f_fr_5f_Presentation-20153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inagora_5f_fr_5f_Presentation-2015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inagora_5f_fr_5f_Presentation-2015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P10" style:family="paragraph">
      <loext:graphic-properties draw:fill="gradient" draw:fill-gradient-name="Gradient_20_8"/>
      <style:paragraph-properties fo:text-align="center"/>
    </style:style>
    <style:style style:name="MP11" style:family="paragraph">
      <loext:graphic-properties draw:fill="gradient" draw:fill-gradient-name="Gradient_20_7"/>
      <style:paragraph-properties fo:text-align="center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color="#999999" fo:font-size="15pt" style:font-size-asian="15pt" style:font-size-complex="15pt"/>
    </style:style>
    <style:style style:name="MP15" style:family="paragraph">
      <loext:graphic-properties draw:fill="none" draw:fill-color="#ffffff"/>
      <style:paragraph-properties fo:text-align="end"/>
      <style:text-properties fo:color="#999999"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999999" fo:font-size="15pt" style:font-size-asian="15pt" style:font-size-complex="15pt"/>
    </style:style>
    <style:style style:name="MT5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1cm" text:min-label-width="0.9cm"/>
        <style:text-properties fo:font-family="'Liberation Sans'" style:font-style-name="Regular" style:font-family-generic="swiss" fo:color="#c00d2d" fo:font-size="100%"/>
      </text:list-level-style-bullet>
      <text:list-level-style-bullet text:level="2" text:bullet-char="●">
        <style:list-level-properties text:space-before="1.1cm" text:min-label-width="0.8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cm" text:min-label-width="0.7cm"/>
        <style:text-properties fo:font-family="'Liberation Sans'" style:font-style-name="Regular" style:font-family-generic="swiss" fo:color="#333333" fo:font-size="80%"/>
      </text:list-level-style-bullet>
      <text:list-level-style-bullet text:level="4" text:bullet-char="●">
        <style:list-level-properties text:space-before="2.8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5" text:bullet-char="●">
        <style:list-level-properties text:space-before="3.5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6" text:bullet-char="●">
        <style:list-level-properties text:space-before="4.2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7" text:bullet-char="●">
        <style:list-level-properties text:space-before="4.9cm" text:min-label-width="0.6cm"/>
        <style:text-properties fo:font-family="'Liberation Sans'" style:font-style-name="Regular" style:font-family-generic="swiss" fo:color="#666666" fo:font-size="80%"/>
      </text:list-level-style-bullet>
      <text:list-level-style-bullet text:level="8" text:bullet-char="●">
        <style:list-level-properties text:space-before="5.6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9" text:bullet-char="●">
        <style:list-level-properties text:space-before="6.3cm" text:min-label-width="0.6cm"/>
        <style:text-properties fo:font-family="'Liberation Sans'" style:font-style-name="Regular" style:font-family-generic="swiss" style:use-window-font-color="true" fo:font-size="80%"/>
      </text:list-level-style-bullet>
      <text:list-level-style-bullet text:level="10" text:bullet-char="●">
        <style:list-level-properties text:space-before="7cm" text:min-label-width="0.6cm"/>
        <style:text-properties fo:font-family="'Liberation Sans'" style:font-style-name="Regular" style:font-family-generic="swiss" style:use-window-font-color="true" fo:font-size="8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inagora_5f_fr_5f_Presentation-2015" style:display-name="Linagora_fr_Presentation-2015" style:page-layout-name="PM1" draw:style-name="Mdp1">
      <draw:frame draw:style-name="Mgr3" draw:text-style-name="MP5" draw:layer="backgroundobjects" svg:width="13.228cm" svg:height="13.228cm" draw:transform="rotate (-3.14159265358979) translate (28.028cm 21.029cm)">
        <draw:image xlink:href="Pictures/10000201000001F4000001F4E28F00F137E9CF29.png" xlink:type="simple" xlink:show="embed" xlink:actuate="onLoad">
          <text:p/>
        </draw:image>
      </draw:frame>
      <draw:frame presentation:style-name="Linagora_5f_fr_5f_Presentation-2015-title" draw:layer="backgroundobjects" svg:width="24cm" svg:height="4cm" svg:x="2cm" svg:y="11cm" presentation:class="title" presentation:placeholder="true">
        <draw:text-box/>
      </draw:frame>
      <draw:frame presentation:style-name="Mpr1" draw:text-style-name="MP2" draw:layer="backgroundobjects" svg:width="4cm" svg:height="1.451cm" svg:x="0.4cm" svg:y="15.949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17cm" svg:height="0.6cm" svg:x="4.5cm" svg:y="20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5.4cm" svg:height="0.6cm" svg:x="22cm" svg:y="20cm" presentation:class="page-number">
        <draw:text-box>
          <text:p text:style-name="MP8"><text:span text:style-name="MT3"><text:s/></text:span></text:p>
        </draw:text-box>
      </draw:frame>
      <draw:frame draw:style-name="Mgr4" draw:text-style-name="MP5" draw:layer="backgroundobjects" svg:width="27.999cm" svg:height="10.323cm" svg:x="0.001cm" svg:y="0.001cm">
        <draw:image xlink:href="Pictures/10000000000006400000024E64BAA2BE1A7EC30E.jpg" xlink:type="simple" xlink:show="embed" xlink:actuate="onLoad">
          <text:p/>
        </draw:image>
      </draw:frame>
      <draw:frame draw:style-name="Mgr4" draw:text-style-name="MP5" draw:layer="backgroundobjects" svg:width="3.71cm" svg:height="3.71cm" svg:x="0.4cm" svg:y="17.2cm">
        <draw:image xlink:href="Pictures/10000201000003200000032010E62F830185A6AC.png" xlink:type="simple" xlink:show="embed" xlink:actuate="onLoad">
          <text:p/>
        </draw:image>
      </draw:frame>
      <draw:frame presentation:style-name="Linagora_5f_fr_5f_Presentation-2015-outline1" draw:layer="backgroundobjects" svg:width="14.4cm" svg:height="5cm" svg:x="13cm" svg:y="14.4cm" presentation:class="outline" presentation:placeholder="true">
        <draw:text-box/>
      </draw:frame>
      <presentation:notes style:page-layout-name="PM0">
        <draw:page-thumbnail presentation:style-name="Linagora_5f_fr_5f_Presentation-2015-title" draw:layer="backgroundobjects" svg:width="14.848cm" svg:height="11.136cm" svg:x="3.075cm" svg:y="2.257cm" presentation:class="page"/>
        <draw:frame presentation:style-name="Linagora_5f_fr_5f_Presentation-2015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51" style:display-name="Linagora_fr_Presentation-20151" style:page-layout-name="PM1" draw:style-name="Mdp1">
      <draw:frame draw:style-name="Mgr3" draw:text-style-name="MP5" draw:layer="backgroundobjects" svg:width="13.228cm" svg:height="13.228cm" svg:x="-0.028cm" svg:y="0cm">
        <draw:image xlink:href="Pictures/10000201000001F4000001F4E28F00F137E9CF29.png" xlink:type="simple" xlink:show="embed" xlink:actuate="onLoad">
          <text:p/>
        </draw:image>
      </draw:frame>
      <draw:custom-shape presentation:style-name="Mpr6" draw:text-style-name="MP10" draw:layer="backgroundobjects" svg:width="2.061cm" svg:height="4.6cm" draw:transform="rotate (-3.14159265358979) translate (1.993cm 4.6cm)">
        <text:p/>
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</draw:custom-shape>
      <draw:frame presentation:style-name="Linagora_5f_fr_5f_Presentation-20151-title" draw:layer="backgroundobjects" svg:width="24.8cm" svg:height="3cm" svg:x="1.8cm" svg:y="0cm" presentation:class="title" presentation:placeholder="true">
        <draw:text-box/>
      </draw:frame>
      <draw:frame presentation:style-name="Mpr7" draw:layer="backgroundobjects" svg:width="24.8cm" svg:height="15.8cm" svg:x="1.8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5cm" svg:height="0.6cm" svg:x="17.5cm" svg:y="20cm" presentation:class="date-time">
        <draw:text-box>
          <text:p text:style-name="MP6"><text:span text:style-name="MT4"><presentation:date-time/></text:span></text:p>
        </draw:text-box>
      </draw:frame>
      <draw:frame presentation:style-name="Mpr9" draw:text-style-name="MP7" draw:layer="backgroundobjects" svg:width="14cm" svg:height="0.6cm" svg:x="3.5cm" svg:y="20cm" presentation:class="footer">
        <draw:text-box>
          <text:p text:style-name="MP6"><text:span text:style-name="MT4"><presentation:footer/></text:span></text:p>
        </draw:text-box>
      </draw:frame>
      <draw:custom-shape presentation:style-name="Mpr10" draw:text-style-name="MP11" draw:layer="backgroundobjects" svg:width="3.183cm" svg:height="7.1cm" svg:x="24.889cm" svg:y="14cm">
        <text:p/>
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</draw:custom-shape>
      <draw:frame presentation:style-name="Mpr11" draw:text-style-name="MP4" draw:layer="backgroundobjects" svg:width="5.4cm" svg:height="0.6cm" svg:x="22cm" svg:y="20cm" presentation:class="page-number">
        <draw:text-box>
          <text:p text:style-name="MP3"><text:span text:style-name="MT5"><text:page-number>&lt;number&gt;</text:page-number></text:span></text:p>
        </draw:text-box>
      </draw:frame>
      <draw:frame draw:style-name="Mgr4" draw:text-style-name="MP5" draw:layer="backgroundobjects" svg:width="2.51cm" svg:height="2.51cm" svg:x="0.4cm" svg:y="18.29cm">
        <draw:image xlink:href="Pictures/10000201000003200000032010E62F830185A6AC.png" xlink:type="simple" xlink:show="embed" xlink:actuate="onLoad">
          <text:p/>
        </draw:image>
      </draw:frame>
      <presentation:notes style:page-layout-name="PM0">
        <draw:page-thumbnail presentation:style-name="Linagora_5f_fr_5f_Presentation-20151-title" draw:layer="backgroundobjects" svg:width="0.001cm" svg:height="0.001cm" svg:x="0cm" svg:y="2.257cm" presentation:class="page"/>
        <draw:frame presentation:style-name="Linagora_5f_fr_5f_Presentation-2015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52" style:display-name="Linagora_fr_Presentation-20152" style:page-layout-name="PM1" draw:style-name="Mdp1">
      <draw:frame draw:style-name="Mgr3" draw:text-style-name="MP5" draw:layer="backgroundobjects" svg:width="13.228cm" svg:height="13.228cm" svg:x="-0.028cm" svg:y="0cm">
        <draw:image xlink:href="Pictures/10000201000001F4000001F4E28F00F137E9CF29.png" xlink:type="simple" xlink:show="embed" xlink:actuate="onLoad">
          <text:p/>
        </draw:image>
      </draw:frame>
      <draw:frame draw:style-name="Mgr3" draw:text-style-name="MP5" draw:layer="backgroundobjects" svg:width="27.6cm" svg:height="6.349cm" svg:x="0cm" svg:y="7.052cm">
        <draw:image xlink:href="Pictures/1000020100000B4B000001766C62EF24.png" xlink:type="simple" xlink:show="embed" xlink:actuate="onLoad">
          <text:p/>
        </draw:image>
      </draw:frame>
      <draw:frame presentation:style-name="Linagora_5f_fr_5f_Presentation-20152-outline1" draw:layer="backgroundobjects" svg:width="23cm" svg:height="6.5cm" svg:x="1.8cm" svg:y="13cm" presentation:class="outline" presentation:placeholder="true">
        <draw:text-box/>
      </draw:frame>
      <draw:frame presentation:style-name="Mpr14" draw:text-style-name="MP7" draw:layer="backgroundobjects" svg:width="4.5cm" svg:height="0.6cm" svg:x="17.5cm" svg:y="20cm" presentation:class="date-time">
        <draw:text-box>
          <text:p text:style-name="MP6"><text:span text:style-name="MT4"><presentation:date-time/></text:span></text:p>
        </draw:text-box>
      </draw:frame>
      <draw:frame presentation:style-name="Mpr14" draw:text-style-name="MP13" draw:layer="backgroundobjects" svg:width="14cm" svg:height="0.6cm" svg:x="3.5cm" svg:y="20cm" presentation:class="footer">
        <draw:text-box>
          <text:p text:style-name="MP12"><text:span text:style-name="MT4"><presentation:footer/></text:span></text:p>
        </draw:text-box>
      </draw:frame>
      <draw:frame presentation:style-name="Mpr14" draw:text-style-name="MP4" draw:layer="backgroundobjects" svg:width="5.4cm" svg:height="0.6cm" svg:x="22cm" svg:y="20cm" presentation:class="page-number">
        <draw:text-box>
          <text:p text:style-name="MP3"><text:span text:style-name="MT4"><text:page-number>&lt;number&gt;</text:page-number></text:span></text:p>
        </draw:text-box>
      </draw:frame>
      <draw:frame presentation:style-name="Linagora_5f_fr_5f_Presentation-20152-title" draw:layer="backgroundobjects" svg:width="21.4cm" svg:height="3.8cm" svg:x="1.4cm" svg:y="7.8cm" presentation:class="title" presentation:placeholder="true">
        <draw:text-box/>
      </draw:frame>
      <draw:frame draw:style-name="Mgr4" draw:text-style-name="MP5" draw:layer="backgroundobjects" svg:width="3.5cm" svg:height="3.5cm" svg:x="24.005cm" svg:y="1.29cm">
        <draw:image xlink:href="Pictures/10000201000003200000032010E62F830185A6AC.png" xlink:type="simple" xlink:show="embed" xlink:actuate="onLoad">
          <text:p/>
        </draw:image>
      </draw:frame>
      <presentation:notes style:page-layout-name="PM0">
        <draw:page-thumbnail presentation:style-name="Linagora_5f_fr_5f_Presentation-20152-title" draw:layer="backgroundobjects" svg:width="14.848cm" svg:height="11.136cm" svg:x="3.075cm" svg:y="2.257cm" presentation:class="page"/>
        <draw:frame presentation:style-name="Linagora_5f_fr_5f_Presentation-2015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53" style:display-name="Linagora_fr_Presentation-20153" style:page-layout-name="PM1" draw:style-name="Mdp1">
      <draw:frame draw:style-name="Mgr5" draw:text-style-name="MP5" draw:layer="backgroundobjects" svg:width="13.228cm" svg:height="13.228cm" draw:transform="rotate (-3.14159265358979) translate (13.2cm 21.029cm)">
        <draw:image xlink:href="Pictures/10000201000001F4000001F4E28F00F137E9CF29.png" xlink:type="simple" xlink:show="embed" xlink:actuate="onLoad">
          <text:p/>
        </draw:image>
      </draw:frame>
      <draw:frame draw:style-name="Mgr4" draw:text-style-name="MP5" draw:layer="backgroundobjects" svg:width="27.999cm" svg:height="10.323cm" svg:x="0.002cm" svg:y="0.002cm">
        <draw:image xlink:href="Pictures/10000000000006400000024E64BAA2BE1A7EC30E.jpg" xlink:type="simple" xlink:show="embed" xlink:actuate="onLoad">
          <text:p/>
        </draw:image>
      </draw:frame>
      <draw:frame presentation:style-name="Linagora_5f_fr_5f_Presentation-20153-title" draw:layer="backgroundobjects" svg:width="24cm" svg:height="3.5cm" svg:x="2cm" svg:y="11cm" presentation:class="title" presentation:placeholder="true">
        <draw:text-box/>
      </draw:frame>
      <draw:frame presentation:style-name="Linagora_5f_fr_5f_Presentation-20153-outline1" draw:layer="backgroundobjects" svg:width="21.5cm" svg:height="4.8cm" svg:x="1.8cm" svg:y="15cm" presentation:class="outline" presentation:placeholder="true">
        <draw:text-box/>
      </draw:frame>
      <draw:frame presentation:style-name="Mpr17" draw:text-style-name="MP2" draw:layer="backgroundobjects" svg:width="4.5cm" svg:height="0.6cm" svg:x="17.5cm" svg:y="20cm" presentation:class="date-time">
        <draw:text-box>
          <text:p text:style-name="MP6"><text:span text:style-name="MT4"><presentation:date-time/></text:span></text:p>
        </draw:text-box>
      </draw:frame>
      <draw:frame presentation:style-name="Mpr17" draw:text-style-name="MP13" draw:layer="backgroundobjects" svg:width="15.7cm" svg:height="0.6cm" svg:x="1.8cm" svg:y="20cm" presentation:class="footer">
        <draw:text-box>
          <text:p text:style-name="MP12"><text:span text:style-name="MT4"><presentation:footer/></text:span></text:p>
        </draw:text-box>
      </draw:frame>
      <draw:frame presentation:style-name="Mpr17" draw:text-style-name="MP15" draw:layer="backgroundobjects" svg:width="5.4cm" svg:height="0.6cm" svg:x="22cm" svg:y="20cm" presentation:class="page-number">
        <draw:text-box>
          <text:p text:style-name="MP14"><text:span text:style-name="MT4"><text:s/></text:span></text:p>
        </draw:text-box>
      </draw:frame>
      <draw:frame draw:style-name="Mgr4" draw:text-style-name="MP5" draw:layer="backgroundobjects" svg:width="2.51cm" svg:height="2.51cm" svg:x="23.6cm" svg:y="16.99cm">
        <draw:image xlink:href="Pictures/10000201000003200000032010E62F830185A6AC.png" xlink:type="simple" xlink:show="embed" xlink:actuate="onLoad">
          <text:p/>
        </draw:image>
      </draw:frame>
      <presentation:notes style:page-layout-name="PM0">
        <draw:page-thumbnail presentation:style-name="Linagora_5f_fr_5f_Presentation-20153-title" draw:layer="backgroundobjects" svg:width="14.848cm" svg:height="11.136cm" svg:x="3.075cm" svg:y="2.257cm" presentation:class="page"/>
        <draw:frame presentation:style-name="Linagora_5f_fr_5f_Presentation-2015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7:00:50.963966277</meta:creation-date>
    <meta:editing-duration>PT58S</meta:editing-duration>
    <meta:editing-cycles>2</meta:editing-cycles>
    <meta:generator>LibreOffice/5.2.5.1$Linux_X86_64 LibreOffice_project/20m0$Build-1</meta:generator>
    <meta:keyword>linagora</meta:keyword>
    <meta:keyword>logiciel libre</meta:keyword>
    <meta:keyword>open source</meta:keyword>
    <meta:keyword>éditeur</meta:keyword>
    <meta:keyword>service</meta:keyword>
    <meta:keyword>expertise</meta:keyword>
    <meta:keyword>support</meta:keyword>
    <meta:keyword>formation</meta:keyword>
    <dc:description>Copyright © 2015 LINAGORA.</dc:description>
    <meta:initial-creator>Frédéric MARTIN</meta:initial-creator>
    <dc:date>2017-03-07T17:01:48.443421477</dc:date>
    <dc:creator>Frédéric MARTIN</dc:creator>
    <meta:document-statistic meta:object-count="87"/>
    <meta:user-defined meta:name="Copyright">Copyright © 2015 LINAGORA</meta:user-defined>
    <meta:user-defined meta:name="E-Mail">info@linagora.com</meta:user-defined>
    <meta:user-defined meta:name="Language">fr-FR</meta:user-defined>
    <meta:user-defined meta:name="TemplateDate" meta:value-type="date">2015-02-17</meta:user-defined>
    <meta:user-defined meta:name="TemplateVersion" meta:value-type="string">2015</meta:user-defined>
    <meta:template xlink:type="simple" xlink:actuate="onRequest" xlink:title="Linagora_fr_Presentation-2015" xlink:href="../../../../../Downloads/Linagora_fr_Presentation-2015.otp" meta:date="2017-03-07T17:00:50.248761157"/>
  </office:meta>
</office:document-meta>
</file>